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1000000A9198FFEAD209686F6.png" manifest:media-type="image/png"/>
  <manifest:file-entry manifest:full-path="Pictures/100002010000025C000002E8A56B47B2858D5B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Image1" text:anchor-type="paragraph" svg:width="10.273cm" svg:height="12.654cm" draw:z-index="0"><draw:image xlink:href="Pictures/100002010000025C000002E8A56B47B2858D5BAD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16.113cm" svg:height="4.471cm" draw:z-index="1"><draw:image xlink:href="Pictures/1000020100000261000000A9198FFEAD209686F6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ttps://download.eclipse.org/linuxtools/update-2019-03-docker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22:56:30.122439557</meta:creation-date>
    <dc:date>2019-08-10T23:38:23.227846318</dc:date>
    <meta:editing-duration>PT41M56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1" meta:paragraph-count="1" meta:word-count="1" meta:character-count="61" meta:non-whitespace-character-count="61"/>
  </office:meta>
</office:document-meta>
</file>